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28A5BFC5C311FDC440E.png" manifest:media-type="image/png"/>
  <manifest:file-entry manifest:full-path="Pictures/10000201000004380000028A9F0F780B397AC34F.png" manifest:media-type="image/png"/>
  <manifest:file-entry manifest:full-path="Pictures/10000201000004380000028A26825CCF6C6F88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cm, 3.625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4cm, 2.66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12cm, 3.282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65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.244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174cm" fo:min-width="0cm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svg:stroke-width="0.106cm" svg:stroke-color="#ce18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9cm" fo:min-width="0cm"/>
    </style:style>
    <style:style style:name="gr11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draw:stroke="dash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4" style:family="graphic" style:parent-style-name="objectwithoutfill">
      <style:graphic-properties draw:stroke="solid" draw:stroke-dash="Ultra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svg:stroke-color="#000000" draw:marker-start="Rounded_20_large_20_Arrow" draw:marker-start-width="0.103cm" draw:marker-end="Rounded_20_large_20_Arrow" draw:marker-end-width="0.103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93cm"/>
    </style:style>
    <style:style style:name="gr19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251cm" fo:min-width="0cm" fo:padding-top="0.177cm" fo:padding-bottom="0.177cm" fo:padding-left="0.302cm" fo:padding-right="0.302cm"/>
    </style:style>
    <style:style style:name="gr20" style:family="graphic" style:parent-style-name="standard">
      <style:graphic-properties draw:stroke="solid" svg:stroke-width="0.106cm" svg:stroke-color="#ce181e" draw:marker-start-width="0.358cm" draw:marker-end-width="0.358cm" draw:fill="none" draw:fill-color="#ffffff" draw:textarea-horizontal-align="justify" draw:textarea-vertical-align="middle" draw:auto-grow-height="false" fo:min-height="0.431cm" fo:min-width="0.123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7cm"/>
    </style:style>
    <style:style style:name="gr22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39cm" fo:min-width="0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width="0.018cm" svg:stroke-color="#fffffe" draw:marker-start-width="0.227cm" draw:marker-end-width="0.227cm" draw:fill="solid" draw:fill-color="#dddddd" draw:opacity="100%" draw:textarea-horizontal-align="left" draw:auto-grow-height="true" draw:auto-grow-width="false" fo:min-height="0.39cm" fo:min-width="0cm" fo:padding-top="0.134cm" fo:padding-bottom="0.134cm" fo:padding-left="0.259cm" fo:padding-right="0.259cm"/>
    </style:style>
    <style:style style:name="gr24" style:family="graphic" style:parent-style-name="standard">
      <style:graphic-properties draw:stroke="dash" draw:stroke-dash="Fine_20_Dashed" svg:stroke-width="0.035cm" svg:stroke-color="#18a303" draw:marker-start-width="0.252cm" draw:marker-end-width="0.252cm" draw:fill="none" draw:textarea-horizontal-align="justify" draw:textarea-vertical-align="middle" draw:auto-grow-height="false" fo:min-height="0.828cm" fo:min-width="0.578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newroman1" fo:font-size="12pt" fo:font-weight="normal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Times New Roman" fo:font-size="12pt" fo:font-weight="normal"/>
    </style:style>
    <style:style style:name="P6" style:family="paragraph">
      <style:paragraph-properties fo:margin-left="0.203cm" fo:margin-right="0cm" fo:text-indent="0.051cm"/>
    </style:style>
    <style:style style:name="P7" style:family="paragraph">
      <loext:graphic-properties draw:fill="none" draw:fill-color="#ffffff"/>
      <style:paragraph-properties fo:margin-left="0.203cm" fo:margin-right="0cm" fo:text-indent="0.051cm"/>
      <style:text-properties style:font-name="Timesnewroman1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ff"/>
      <style:paragraph-properties fo:margin-left="0cm" fo:margin-right="0cm" fo:text-indent="0.051cm"/>
      <style:text-properties fo:font-size="9pt"/>
    </style:style>
    <style:style style:name="P11" style:family="paragraph">
      <loext:graphic-properties draw:fill="solid" draw:fill-color="#000000"/>
      <style:paragraph-properties fo:margin-left="0cm" fo:margin-right="0cm" fo:text-indent="0.051cm"/>
      <style:text-properties fo:font-size="9pt"/>
    </style:style>
    <style:style style:name="P12" style:family="paragraph">
      <loext:graphic-properties draw:fill="none" draw:fill-color="#ffffff"/>
      <style:text-properties style:font-name="Times New Roman" fo:font-size="12pt" fo:font-weight="normal" style:font-size-asian="9pt" style:font-size-complex="9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  <style:text-properties style:font-name="Timesnewroman1" fo:font-size="12pt" fo:font-weight="normal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style:font-name="Timesnewroman1" fo:font-size="10pt" style:font-size-asian="10pt" style:font-size-complex="10pt"/>
    </style:style>
    <style:style style:name="P16" style:family="paragraph">
      <style:paragraph-properties fo:margin-top="0.102cm" fo:margin-bottom="0cm"/>
    </style:style>
    <style:style style:name="P17" style:family="paragraph">
      <loext:graphic-properties draw:fill="solid" draw:fill-color="#dddddd" draw:opacity="100%"/>
      <style:paragraph-properties fo:margin-top="0.102cm" fo:margin-bottom="0cm"/>
      <style:text-properties style:font-name="Timesnewroman1" fo:font-size="10pt" fo:font-weight="bold" style:font-size-asian="6pt" style:font-size-complex="6pt"/>
    </style:style>
    <style:style style:name="T1" style:family="text">
      <style:text-properties style:font-name="Timesnewroman1" fo:font-size="12pt" fo:font-weight="normal" style:font-size-asian="12pt" style:font-size-complex="12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newroman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" fo:font-size="12pt" fo:font-weight="normal" style:font-size-asian="9pt" style:font-size-complex="9pt"/>
    </style:style>
    <style:style style:name="T5" style:family="text">
      <style:text-properties style:font-name="Timesnewroman1" fo:font-size="12pt" fo:font-weight="normal" style:font-size-asian="12pt" style:font-weight-asian="bold" style:font-size-complex="12pt" style:font-weight-complex="bold"/>
    </style:style>
    <style:style style:name="T6" style:family="text">
      <style:text-properties style:font-name="Timesnewroman1" fo:font-size="10pt" style:font-size-asian="10pt" style:font-size-complex="10pt"/>
    </style:style>
    <style:style style:name="T7" style:family="text">
      <style:text-properties style:font-name="Timesnewroman1" fo:font-size="10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11cm" svg:height="3.937cm" svg:x="0.703cm" svg:y="0.448cm">
          <draw:image xlink:href="Pictures/10000201000004380000028A26825CCF6C6F88EE.png" xlink:type="simple" xlink:show="embed" xlink:actuate="onLoad">
            <text:p/>
          </draw:image>
        </draw:frame>
        <draw:frame draw:style-name="gr2" draw:text-style-name="P1" draw:layer="layout" svg:width="6.673cm" svg:height="3.685cm" svg:x="13.705cm" svg:y="0.448cm">
          <draw:image xlink:href="Pictures/10000201000004380000028A9F0F780B397AC34F.png" xlink:type="simple" xlink:show="embed" xlink:actuate="onLoad">
            <text:p/>
          </draw:image>
        </draw:frame>
        <draw:frame draw:style-name="gr3" draw:text-style-name="P1" draw:layer="layout" svg:width="6.482cm" svg:height="3.936cm" svg:x="6.9cm" svg:y="0.448cm">
          <draw:image xlink:href="Pictures/10000201000004380000028A5BFC5C311FDC440E.png" xlink:type="simple" xlink:show="embed" xlink:actuate="onLoad">
            <text:p/>
          </draw:image>
        </draw:frame>
        <draw:frame draw:style-name="gr4" draw:text-style-name="P2" draw:layer="layout" svg:width="1.018cm" svg:height="0.725cm" svg:x="0.081cm" svg:y="1.01cm">
          <draw:text-box>
            <text:p><text:span text:style-name="T1">(a)</text:span></text:p>
          </draw:text-box>
        </draw:frame>
        <draw:frame draw:style-name="gr5" draw:text-style-name="P3" draw:layer="layout" svg:width="1.15cm" svg:height="0.64cm" svg:x="1.905cm" svg:y="1.518cm">
          <draw:text-box>
            <text:p><text:span text:style-name="T2">void</text:span></text:p>
          </draw:text-box>
        </draw:frame>
        <draw:custom-shape draw:style-name="gr6" draw:text-style-name="P1" draw:layer="layout" svg:width="0.889cm" svg:height="0.508cm" svg:x="6.747cm" svg:y="5.7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0.889cm" svg:height="0.508cm" svg:x="13.559cm" svg:y="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0.622cm" svg:height="0.672cm" svg:x="3.434cm" svg:y="5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4.92cm" svg:height="2.452cm" draw:transform="skewX (0.301418361819421) rotate (0.501258561172771) translate (1.31550469272838cm 5.51092727556352cm)" svg:viewBox="0 0 4921 2453" svg:d="M0 0c2857 1 4921 2453 4921 2453">
          <text:p/>
        </draw:path>
        <draw:line draw:style-name="gr9" draw:text-style-name="P1" draw:layer="layout" svg:x1="1.168cm" svg:y1="4.557cm" svg:x2="6.501cm" svg:y2="4.557cm">
          <text:p/>
        </draw:line>
        <draw:line draw:style-name="gr9" draw:text-style-name="P5" draw:layer="layout" svg:x1="1.168cm" svg:y1="7.224cm" svg:x2="6.501cm" svg:y2="7.224cm">
          <text:p/>
        </draw:line>
        <draw:frame draw:style-name="gr10" draw:text-style-name="P7" draw:layer="layout" svg:width="1.918cm" svg:height="1.029cm" svg:x="3.67cm" svg:y="5.372cm">
          <draw:text-box>
            <text:p text:style-name="P6"><text:span text:style-name="T3">Void</text:span></text:p>
          </draw:text-box>
        </draw:frame>
        <draw:line draw:style-name="gr11" draw:text-style-name="P1" draw:layer="layout" svg:x1="1.726cm" svg:y1="5.36cm" svg:x2="1.884cm" svg:y2="5.572cm">
          <text:p/>
        </draw:line>
        <draw:line draw:style-name="gr11" draw:text-style-name="P1" draw:layer="layout" svg:x1="1.904cm" svg:y1="5.381cm" svg:x2="1.708cm" svg:y2="5.552cm">
          <text:p/>
        </draw:line>
        <draw:line draw:style-name="gr11" draw:text-style-name="P1" draw:layer="layout" svg:x1="5.61cm" svg:y1="5.446cm" svg:x2="5.768cm" svg:y2="5.658cm">
          <text:p/>
        </draw:line>
        <draw:line draw:style-name="gr11" draw:text-style-name="P1" draw:layer="layout" svg:x1="5.787cm" svg:y1="5.467cm" svg:x2="5.591cm" svg:y2="5.638cm">
          <text:p/>
        </draw:line>
        <draw:line draw:style-name="gr12" draw:text-style-name="P1" draw:layer="layout" svg:x1="1.786cm" svg:y1="5.446cm" svg:x2="1.786cm" svg:y2="6.462cm">
          <text:p/>
        </draw:line>
        <draw:line draw:style-name="gr12" draw:text-style-name="P1" draw:layer="layout" svg:x1="3.724cm" svg:y1="5.862cm" svg:x2="3.724cm" svg:y2="6.497cm">
          <text:p/>
        </draw:line>
        <draw:line draw:style-name="gr12" draw:text-style-name="P1" draw:layer="layout" svg:x1="5.67cm" svg:y1="5.573cm" svg:x2="5.67cm" svg:y2="6.589cm">
          <text:p/>
        </draw:line>
        <draw:line draw:style-name="gr13" draw:text-style-name="P1" draw:layer="layout" svg:x1="1.786cm" svg:y1="6.462cm" svg:x2="1.786cm" svg:y2="6.843cm">
          <text:p/>
        </draw:line>
        <draw:line draw:style-name="gr14" draw:text-style-name="P1" draw:layer="layout" svg:x1="5.67cm" svg:y1="6.462cm" svg:x2="5.67cm" svg:y2="6.843cm">
          <text:p/>
        </draw:line>
        <draw:line draw:style-name="gr14" draw:text-style-name="P1" draw:layer="layout" svg:x1="1.786cm" svg:y1="6.463cm" svg:x2="1.786cm" svg:y2="6.843cm">
          <text:p/>
        </draw:line>
        <draw:line draw:style-name="gr14" draw:text-style-name="P1" draw:layer="layout" svg:x1="3.724cm" svg:y1="6.497cm" svg:x2="3.724cm" svg:y2="6.878cm">
          <text:p/>
        </draw:line>
        <draw:line draw:style-name="gr15" draw:text-style-name="P1" draw:layer="layout" svg:x1="1.786cm" svg:y1="6.597cm" svg:x2="3.724cm" svg:y2="6.589cm">
          <text:p/>
        </draw:line>
        <draw:line draw:style-name="gr15" draw:text-style-name="P1" draw:layer="layout" svg:x1="1.787cm" svg:y1="6.597cm" svg:x2="3.725cm" svg:y2="6.589cm">
          <text:p/>
        </draw:line>
        <draw:line draw:style-name="gr15" draw:text-style-name="P1" draw:layer="layout" svg:x1="3.733cm" svg:y1="6.597cm" svg:x2="5.671cm" svg:y2="6.589cm">
          <text:p/>
        </draw:line>
        <draw:g>
          <svg:title>TexMaths</svg:title>
          <svg:desc>14§display§d§svg§600§FALSE§</svg:desc>
          <draw:polygon draw:style-name="gr16" draw:text-style-name="P8" draw:layer="layout" svg:width="0.238cm" svg:height="0.342cm" svg:x="2.724cm" svg:y="6.081cm" svg:viewBox="0 0 239 343" draw:points="120,343 0,343 0,0 239,0 239,343">
            <text:p/>
          </draw:polygon>
          <draw:path draw:style-name="gr17" draw:text-style-name="P9" draw:layer="layout" svg:width="0.218cm" svg:height="0.348cm" svg:x="2.74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8" draw:layer="layout" svg:width="0.238cm" svg:height="0.342cm" svg:x="4.611cm" svg:y="6.081cm" svg:viewBox="0 0 239 343" draw:points="120,343 0,343 0,0 239,0 239,343">
            <text:p/>
          </draw:polygon>
          <draw:path draw:style-name="gr17" draw:text-style-name="P9" draw:layer="layout" svg:width="0.218cm" svg:height="0.348cm" svg:x="4.6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0" draw:layer="layout" svg:width="0.238cm" svg:height="0.342cm" svg:x="2.724cm" svg:y="6.081cm" svg:viewBox="0 0 239 343" draw:points="120,343 0,343 0,0 239,0 239,343">
            <text:p/>
          </draw:polygon>
          <draw:path draw:style-name="gr17" draw:text-style-name="P11" draw:layer="layout" svg:width="0.218cm" svg:height="0.348cm" svg:x="2.74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0" draw:layer="layout" svg:width="0.238cm" svg:height="0.342cm" svg:x="4.611cm" svg:y="6.081cm" svg:viewBox="0 0 239 343" draw:points="120,343 0,343 0,0 239,0 239,343">
            <text:p/>
          </draw:polygon>
          <draw:path draw:style-name="gr17" draw:text-style-name="P11" draw:layer="layout" svg:width="0.218cm" svg:height="0.348cm" svg:x="4.6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frame draw:style-name="gr18" draw:text-style-name="P12" draw:layer="layout" svg:width="0.993cm" svg:height="0.721cm" svg:x="3.268cm" svg:y="7.379cm">
          <draw:text-box>
            <text:p><text:span text:style-name="T4">(1)</text:span></text:p>
          </draw:text-box>
        </draw:frame>
        <draw:g>
          <draw:custom-shape draw:style-name="gr7" draw:text-style-name="P4" draw:layer="layout" svg:width="0.622cm" svg:height="0.672cm" svg:x="10.177cm" svg:y="5.1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7.911cm" svg:y1="4.557cm" svg:x2="13.244cm" svg:y2="4.557cm">
            <text:p/>
          </draw:line>
          <draw:line draw:style-name="gr9" draw:text-style-name="P1" draw:layer="layout" svg:x1="7.911cm" svg:y1="7.224cm" svg:x2="13.244cm" svg:y2="7.224cm">
            <text:p/>
          </draw:line>
          <draw:line draw:style-name="gr11" draw:text-style-name="P1" draw:layer="layout" svg:x1="8.469cm" svg:y1="5.36cm" svg:x2="8.627cm" svg:y2="5.572cm">
            <text:p/>
          </draw:line>
          <draw:line draw:style-name="gr11" draw:text-style-name="P1" draw:layer="layout" svg:x1="8.646cm" svg:y1="5.381cm" svg:x2="8.45cm" svg:y2="5.552cm">
            <text:p/>
          </draw:line>
          <draw:line draw:style-name="gr11" draw:text-style-name="P1" draw:layer="layout" svg:x1="12.353cm" svg:y1="5.446cm" svg:x2="12.511cm" svg:y2="5.658cm">
            <text:p/>
          </draw:line>
          <draw:line draw:style-name="gr11" draw:text-style-name="P1" draw:layer="layout" svg:x1="12.53cm" svg:y1="5.467cm" svg:x2="12.334cm" svg:y2="5.638cm">
            <text:p/>
          </draw:line>
          <draw:line draw:style-name="gr12" draw:text-style-name="P1" draw:layer="layout" svg:x1="8.529cm" svg:y1="5.446cm" svg:x2="8.529cm" svg:y2="6.462cm">
            <text:p/>
          </draw:line>
          <draw:line draw:style-name="gr12" draw:text-style-name="P1" draw:layer="layout" svg:x1="10.467cm" svg:y1="5.862cm" svg:x2="10.467cm" svg:y2="6.497cm">
            <text:p/>
          </draw:line>
          <draw:line draw:style-name="gr12" draw:text-style-name="P1" draw:layer="layout" svg:x1="12.413cm" svg:y1="5.573cm" svg:x2="12.413cm" svg:y2="6.589cm">
            <text:p/>
          </draw:line>
          <draw:line draw:style-name="gr13" draw:text-style-name="P1" draw:layer="layout" svg:x1="8.529cm" svg:y1="6.462cm" svg:x2="8.529cm" svg:y2="6.843cm">
            <text:p/>
          </draw:line>
          <draw:line draw:style-name="gr14" draw:text-style-name="P1" draw:layer="layout" svg:x1="12.413cm" svg:y1="6.462cm" svg:x2="12.413cm" svg:y2="6.843cm">
            <text:p/>
          </draw:line>
          <draw:line draw:style-name="gr14" draw:text-style-name="P1" draw:layer="layout" svg:x1="8.529cm" svg:y1="6.463cm" svg:x2="8.529cm" svg:y2="6.843cm">
            <text:p/>
          </draw:line>
          <draw:line draw:style-name="gr14" draw:text-style-name="P1" draw:layer="layout" svg:x1="10.467cm" svg:y1="6.497cm" svg:x2="10.467cm" svg:y2="6.878cm">
            <text:p/>
          </draw:line>
          <draw:line draw:style-name="gr15" draw:text-style-name="P1" draw:layer="layout" svg:x1="8.529cm" svg:y1="6.597cm" svg:x2="10.467cm" svg:y2="6.589cm">
            <text:p/>
          </draw:line>
          <draw:line draw:style-name="gr15" draw:text-style-name="P1" draw:layer="layout" svg:x1="8.53cm" svg:y1="6.597cm" svg:x2="10.468cm" svg:y2="6.589cm">
            <text:p/>
          </draw:line>
          <draw:line draw:style-name="gr15" draw:text-style-name="P1" draw:layer="layout" svg:x1="10.475cm" svg:y1="6.597cm" svg:x2="12.413cm" svg:y2="6.589cm">
            <text:p/>
          </draw:line>
          <draw:g>
            <svg:title>TexMaths</svg:title>
            <svg:desc>14§display§d§svg§600§FALSE§</svg:desc>
            <draw:polygon draw:style-name="gr16" draw:text-style-name="P8" draw:layer="layout" svg:width="0.238cm" svg:height="0.342cm" svg:x="9.467cm" svg:y="6.081cm" svg:viewBox="0 0 239 343" draw:points="120,343 0,343 0,0 239,0 239,343">
              <text:p/>
            </draw:polygon>
            <draw:path draw:style-name="gr17" draw:text-style-name="P9" draw:layer="layout" svg:width="0.218cm" svg:height="0.348cm" svg:x="9.48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6" draw:text-style-name="P8" draw:layer="layout" svg:width="0.238cm" svg:height="0.342cm" svg:x="11.354cm" svg:y="6.081cm" svg:viewBox="0 0 239 343" draw:points="120,343 0,343 0,0 239,0 239,343">
              <text:p/>
            </draw:polygon>
            <draw:path draw:style-name="gr17" draw:text-style-name="P9" draw:layer="layout" svg:width="0.218cm" svg:height="0.348cm" svg:x="11.372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6" draw:text-style-name="P10" draw:layer="layout" svg:width="0.238cm" svg:height="0.342cm" svg:x="9.467cm" svg:y="6.081cm" svg:viewBox="0 0 239 343" draw:points="120,343 0,343 0,0 239,0 239,343">
              <text:p/>
            </draw:polygon>
            <draw:path draw:style-name="gr17" draw:text-style-name="P11" draw:layer="layout" svg:width="0.218cm" svg:height="0.348cm" svg:x="9.48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g>
            <svg:title>TexMaths</svg:title>
            <svg:desc>14§display§d§svg§600§FALSE§</svg:desc>
            <draw:polygon draw:style-name="gr16" draw:text-style-name="P10" draw:layer="layout" svg:width="0.238cm" svg:height="0.342cm" svg:x="11.354cm" svg:y="6.081cm" svg:viewBox="0 0 239 343" draw:points="120,343 0,343 0,0 239,0 239,343">
              <text:p/>
            </draw:polygon>
            <draw:path draw:style-name="gr17" draw:text-style-name="P11" draw:layer="layout" svg:width="0.218cm" svg:height="0.348cm" svg:x="11.372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  <text:p/>
            </draw:path>
          </draw:g>
          <draw:path draw:style-name="gr8" draw:text-style-name="P1" draw:layer="layout" svg:width="1.795cm" svg:height="4.416cm" draw:transform="skewX (-0.359014227135234) rotate (0.997455667514759) translate (7.82841079732275cm 5.91985976069951cm)" svg:viewBox="0 0 1796 4417" svg:d="M0 108c733 1 1025-278 1115 57 91 334-311 544-522 780-211 237-150 460-150 460 0 0 9 377 954 140s-240 1143-240 1143c0 0-423 474-312 544 110 69 1085-55 935 404-152 460-524 781-524 781">
            <text:p/>
          </draw:path>
        </draw:g>
        <draw:frame draw:style-name="gr18" draw:text-style-name="P12" draw:layer="layout" svg:width="0.993cm" svg:height="0.721cm" svg:x="10.032cm" svg:y="7.351cm">
          <draw:text-box>
            <text:p><text:span text:style-name="T4">(2)</text:span></text:p>
          </draw:text-box>
        </draw:frame>
        <draw:custom-shape draw:style-name="gr7" draw:text-style-name="P4" draw:layer="layout" svg:width="0.621cm" svg:height="0.672cm" svg:x="17.028cm" svg:y="5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762cm" svg:y1="4.557cm" svg:x2="20.095cm" svg:y2="4.557cm">
          <text:p/>
        </draw:line>
        <draw:line draw:style-name="gr9" draw:text-style-name="P1" draw:layer="layout" svg:x1="14.762cm" svg:y1="7.224cm" svg:x2="20.095cm" svg:y2="7.224cm">
          <text:p/>
        </draw:line>
        <draw:line draw:style-name="gr11" draw:text-style-name="P1" draw:layer="layout" svg:x1="15.32cm" svg:y1="5.36cm" svg:x2="15.478cm" svg:y2="5.572cm">
          <text:p/>
        </draw:line>
        <draw:line draw:style-name="gr11" draw:text-style-name="P1" draw:layer="layout" svg:x1="15.497cm" svg:y1="5.381cm" svg:x2="15.301cm" svg:y2="5.552cm">
          <text:p/>
        </draw:line>
        <draw:line draw:style-name="gr11" draw:text-style-name="P1" draw:layer="layout" svg:x1="19.204cm" svg:y1="5.446cm" svg:x2="19.362cm" svg:y2="5.658cm">
          <text:p/>
        </draw:line>
        <draw:line draw:style-name="gr11" draw:text-style-name="P1" draw:layer="layout" svg:x1="19.381cm" svg:y1="5.467cm" svg:x2="19.185cm" svg:y2="5.638cm">
          <text:p/>
        </draw:line>
        <draw:line draw:style-name="gr12" draw:text-style-name="P1" draw:layer="layout" svg:x1="15.38cm" svg:y1="5.446cm" svg:x2="15.38cm" svg:y2="6.462cm">
          <text:p/>
        </draw:line>
        <draw:line draw:style-name="gr12" draw:text-style-name="P1" draw:layer="layout" svg:x1="17.318cm" svg:y1="5.862cm" svg:x2="17.318cm" svg:y2="6.497cm">
          <text:p/>
        </draw:line>
        <draw:line draw:style-name="gr12" draw:text-style-name="P1" draw:layer="layout" svg:x1="19.264cm" svg:y1="5.573cm" svg:x2="19.264cm" svg:y2="6.589cm">
          <text:p/>
        </draw:line>
        <draw:line draw:style-name="gr13" draw:text-style-name="P1" draw:layer="layout" svg:x1="15.38cm" svg:y1="6.462cm" svg:x2="15.38cm" svg:y2="6.843cm">
          <text:p/>
        </draw:line>
        <draw:line draw:style-name="gr14" draw:text-style-name="P1" draw:layer="layout" svg:x1="19.264cm" svg:y1="6.462cm" svg:x2="19.264cm" svg:y2="6.843cm">
          <text:p/>
        </draw:line>
        <draw:line draw:style-name="gr14" draw:text-style-name="P1" draw:layer="layout" svg:x1="15.38cm" svg:y1="6.463cm" svg:x2="15.38cm" svg:y2="6.843cm">
          <text:p/>
        </draw:line>
        <draw:line draw:style-name="gr14" draw:text-style-name="P1" draw:layer="layout" svg:x1="17.318cm" svg:y1="6.497cm" svg:x2="17.318cm" svg:y2="6.878cm">
          <text:p/>
        </draw:line>
        <draw:line draw:style-name="gr15" draw:text-style-name="P1" draw:layer="layout" svg:x1="15.38cm" svg:y1="6.597cm" svg:x2="17.318cm" svg:y2="6.589cm">
          <text:p/>
        </draw:line>
        <draw:line draw:style-name="gr15" draw:text-style-name="P1" draw:layer="layout" svg:x1="15.381cm" svg:y1="6.597cm" svg:x2="17.319cm" svg:y2="6.589cm">
          <text:p/>
        </draw:line>
        <draw:line draw:style-name="gr15" draw:text-style-name="P1" draw:layer="layout" svg:x1="17.326cm" svg:y1="6.597cm" svg:x2="19.264cm" svg:y2="6.589cm">
          <text:p/>
        </draw:line>
        <draw:g>
          <svg:title>TexMaths</svg:title>
          <svg:desc>14§display§d§svg§600§FALSE§</svg:desc>
          <draw:polygon draw:style-name="gr16" draw:text-style-name="P8" draw:layer="layout" svg:width="0.238cm" svg:height="0.342cm" svg:x="16.318cm" svg:y="6.081cm" svg:viewBox="0 0 239 343" draw:points="120,343 0,343 0,0 239,0 239,343">
            <text:p/>
          </draw:polygon>
          <draw:path draw:style-name="gr17" draw:text-style-name="P9" draw:layer="layout" svg:width="0.218cm" svg:height="0.348cm" svg:x="16.33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8" draw:layer="layout" svg:width="0.238cm" svg:height="0.342cm" svg:x="18.205cm" svg:y="6.081cm" svg:viewBox="0 0 239 343" draw:points="120,343 0,343 0,0 239,0 239,343">
            <text:p/>
          </draw:polygon>
          <draw:path draw:style-name="gr17" draw:text-style-name="P9" draw:layer="layout" svg:width="0.218cm" svg:height="0.348cm" svg:x="18.22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0" draw:layer="layout" svg:width="0.238cm" svg:height="0.342cm" svg:x="16.318cm" svg:y="6.081cm" svg:viewBox="0 0 239 343" draw:points="120,343 0,343 0,0 239,0 239,343">
            <text:p/>
          </draw:polygon>
          <draw:path draw:style-name="gr17" draw:text-style-name="P11" draw:layer="layout" svg:width="0.218cm" svg:height="0.348cm" svg:x="16.336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g>
          <svg:title>TexMaths</svg:title>
          <svg:desc>14§display§d§svg§600§FALSE§</svg:desc>
          <draw:polygon draw:style-name="gr16" draw:text-style-name="P10" draw:layer="layout" svg:width="0.238cm" svg:height="0.342cm" svg:x="18.205cm" svg:y="6.081cm" svg:viewBox="0 0 239 343" draw:points="120,343 0,343 0,0 239,0 239,343">
            <text:p/>
          </draw:polygon>
          <draw:path draw:style-name="gr17" draw:text-style-name="P11" draw:layer="layout" svg:width="0.218cm" svg:height="0.348cm" svg:x="18.223cm" svg:y="6.081cm" svg:viewBox="0 0 219 349" svg:d="M219 6c0-2 0-6-7-6-6 0-50 4-58 6-3 0-7 2-7 9 0 6 5 6 12 6 22 0 23 4 23 8l-2 10-27 117c-8-18-22-31-43-31-53 0-110 73-110 144 0 47 25 80 61 80 9 0 33-2 59-37 5 20 20 37 42 37 17 0 27-11 34-28 8-17 14-47 14-48 0-6-4-6-5-6-6 0-6 2-7 9-8 33-16 62-35 62-12 0-13-13-13-23 0-12 1-15 3-23zM122 284c-2 9-2 10-9 19-19 27-38 35-51 35-22 0-30-27-30-46 0-25 14-87 26-109 13-29 35-47 53-47 31 0 36 40 36 44 0 2-1 5-2 7z">
            <text:p/>
          </draw:path>
        </draw:g>
        <draw:custom-shape draw:style-name="gr19" draw:text-style-name="P13" draw:layer="layout" svg:width="0.791cm" svg:height="0.855cm" svg:x="18.881cm" svg:y="5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1.027cm" svg:height="1.109cm" svg:x="16.827cm" svg:y="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draw:layer="layout" svg:width="0.791cm" svg:height="0.855cm" svg:x="14.912cm" svg:y="4.9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2" draw:layer="layout" svg:width="1.27cm" svg:height="0.721cm" svg:x="16.943cm" svg:y="7.351cm">
          <draw:text-box>
            <text:p><text:span text:style-name="T4">(3)</text:span></text:p>
          </draw:text-box>
        </draw:frame>
        <draw:frame draw:style-name="gr4" draw:text-style-name="P14" draw:layer="layout" svg:width="1.018cm" svg:height="0.725cm" svg:x="0.081cm" svg:y="5.787cm">
          <draw:text-box>
            <text:p><text:span text:style-name="T5">(b)</text:span></text:p>
          </draw:text-box>
        </draw:frame>
        <draw:frame draw:style-name="gr4" draw:text-style-name="P15" draw:layer="layout" svg:width="1.018cm" svg:height="0.725cm" svg:x="5.586cm" svg:y="5.57cm">
          <draw:text-box>
            <text:p><text:span text:style-name="T6">B</text:span></text:p>
          </draw:text-box>
        </draw:frame>
        <draw:frame draw:style-name="gr4" draw:text-style-name="P15" draw:layer="layout" svg:width="1.018cm" svg:height="0.725cm" svg:x="1.189cm" svg:y="5.57cm">
          <draw:text-box>
            <text:p><text:span text:style-name="T6">A</text:span></text:p>
          </draw:text-box>
        </draw:frame>
        <draw:frame draw:style-name="gr22" draw:text-style-name="P17" draw:layer="layout" svg:width="0.655cm" svg:height="0.674cm" svg:x="1.673cm" svg:y="0.472cm">
          <draw:text-box>
            <text:p text:style-name="P16"><text:span text:style-name="T7">1</text:span></text:p>
          </draw:text-box>
        </draw:frame>
        <draw:frame draw:style-name="gr23" draw:text-style-name="P17" draw:layer="layout" svg:width="0.655cm" svg:height="0.658cm" svg:x="8.03cm" svg:y="0.472cm">
          <draw:text-box>
            <text:p text:style-name="P16"><text:span text:style-name="T7">2</text:span></text:p>
          </draw:text-box>
        </draw:frame>
        <draw:frame draw:style-name="gr23" draw:text-style-name="P17" draw:layer="layout" svg:width="0.655cm" svg:height="0.658cm" svg:x="14.524cm" svg:y="0.472cm">
          <draw:text-box>
            <text:p text:style-name="P16"><text:span text:style-name="T7">3</text:span></text:p>
          </draw:text-box>
        </draw:frame>
        <draw:custom-shape draw:style-name="gr24" draw:text-style-name="P1" draw:layer="layout" svg:width="1.524cm" svg:height="1.524cm" svg:x="15.87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1" svg:font-family="Timesnewroman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19:15:22.888789361</meta:creation-date>
    <dc:date>2018-11-27T11:26:09.408025217</dc:date>
    <meta:editing-duration>PT2H1M33S</meta:editing-duration>
    <meta:editing-cycles>22</meta:editing-cycles>
    <meta:generator>LibreOffice/5.1.6.2$Linux_X86_64 LibreOffice_project/10m0$Build-2</meta:generator>
    <meta:document-statistic meta:object-count="111"/>
  </office:meta>
</office:document-meta>
</file>